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fe011" officeooo:paragraph-rsid="000fe011"/>
    </style:style>
    <style:style style:name="P2" style:family="paragraph" style:parent-style-name="Standard">
      <style:paragraph-properties fo:line-height="200%"/>
      <style:text-properties officeooo:rsid="000fe011" officeooo:paragraph-rsid="001297e7"/>
    </style:style>
    <style:style style:name="T1" style:family="text">
      <style:text-properties officeooo:rsid="00108585"/>
    </style:style>
    <style:style style:name="T2" style:family="text">
      <style:text-properties officeooo:rsid="00182ac1"/>
    </style:style>
    <style:style style:name="T3" style:family="text">
      <style:text-properties officeooo:rsid="0018d6bf"/>
    </style:style>
    <style:style style:name="T4" style:family="text">
      <style:text-properties officeooo:rsid="00199e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1 Documentation</text:p>
      <text:p text:style-name="P2"><text:tab/>This program is designed to sort a list of <text:span text:style-name="T2">ten</text:span> names in alphabetical order form A – Z while prompting the user to input the name of a file where the list of names is stored and the name of a file where the sorted list of names should be written to. <text:span text:style-name="T4">The sorted array is then printed on the screen along with being printed in the file specified by the user.</text:span></text:p>
      <text:p text:style-name="P2"><text:span text:style-name="T1"><text:tab/>To do this my program has an array called “nameArray” which receives the names from the file input by the user. It then sends the array to a function named “compare” which begins at the first letter of the first word and compares it to the first letter of the second word determining which is less and should be placed first in the list. If the first letters are the same the program moves to the next letter in the word until there is a difference. Once the difference is determined if the second word should be above the first word on the list the array is sent to a function entitled “copy” which then uses a temporary character variable to transfer the words letter by letter. If the program runs the function “copy” a boolean variable named “sort” is set to “true” which means that the function needs to be run again to check if the list is sorted and continues to run until “sort” is false. Once this happens the program prints out the sorted list on the terminal and to the output file specified by the user and closes both files.</text:span></text:p>
      <text:p text:style-name="P2"><text:tab/><text:span text:style-name="T2">The biggest difficulty I faced was learning how to correctly sort the list of names, especially when two names began with the same letter as it then becomes necessary to increment the position of the word to the next character. It was also a challenge to switch the words as it was necessary to use a temporary character variable to copy letter by letter as strings cannot be directly copied without using a string library. It was also <text:s/>a small challenge to use C++ as it has some slight and major differences with C programming which was used in the previous class.</text:span></text:p>
      <text:p text:style-name="P2"><text:tab/><text:span text:style-name="T3">If I had more time to do the project I would attempt to optimize the sorting so that it acts faster and requires less work from the computer.</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7T15:58:33.184393056</meta:creation-date>
    <dc:date>2016-01-27T21:03:30.727437356</dc:date>
    <meta:editing-duration>PT1H3M45S</meta:editing-duration>
    <meta:editing-cycles>3</meta:editing-cycles>
    <meta:generator>LibreOffice/4.2.8.2$Linux_X86_64 LibreOffice_project/420m0$Build-2</meta:generator>
    <meta:document-statistic meta:table-count="0" meta:image-count="0" meta:object-count="0" meta:page-count="1" meta:paragraph-count="5" meta:word-count="398" meta:character-count="2126" meta:non-whitespace-character-count="1727"/>
  </office:meta>
</office:document-meta>
</file>